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414">
            <text:p>LU-4414</text:p>
          </table:table-cell>
          <table:table-cell office:value-type="float" office:value="72.81">
            <text:p>72.81</text:p>
          </table:table-cell>
          <table:table-cell office:value-type="float" office:value="123.61">
            <text:p>123.61</text:p>
          </table:table-cell>
          <table:table-cell office:value-type="float" office:value="2850.0">
            <text:p>2850.0</text:p>
          </table:table-cell>
          <table:table-cell office:value-type="float" office:value="243.84">
            <text:p>243.84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1">
            <text:p>LU-4541</text:p>
          </table:table-cell>
          <table:table-cell office:value-type="float" office:value="72.73">
            <text:p>72.73</text:p>
          </table:table-cell>
          <table:table-cell office:value-type="float" office:value="123.61">
            <text:p>123.61</text:p>
          </table:table-cell>
          <table:table-cell office:value-type="float" office:value="2600.0">
            <text:p>260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72">
            <text:p>LU-4572</text:p>
          </table:table-cell>
          <table:table-cell office:value-type="float" office:value="72.85">
            <text:p>72.85</text:p>
          </table:table-cell>
          <table:table-cell office:value-type="float" office:value="123.16">
            <text:p>123.16</text:p>
          </table:table-cell>
          <table:table-cell office:value-type="float" office:value="1770.0">
            <text:p>17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4">
            <text:p>LU-4544</text:p>
          </table:table-cell>
          <table:table-cell office:value-type="float" office:value="72.92">
            <text:p>72.92</text:p>
          </table:table-cell>
          <table:table-cell office:value-type="float" office:value="123.13">
            <text:p>123.13</text:p>
          </table:table-cell>
          <table:table-cell office:value-type="float" office:value="1220.0">
            <text:p>122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3">
            <text:p>2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6">
            <text:p>LU-4546</text:p>
          </table:table-cell>
          <table:table-cell office:value-type="float" office:value="72.82">
            <text:p>72.82</text:p>
          </table:table-cell>
          <table:table-cell office:value-type="float" office:value="123.15">
            <text:p>123.15</text:p>
          </table:table-cell>
          <table:table-cell office:value-type="float" office:value="220.0">
            <text:p>22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7">
            <text:p>LU-4547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180.0">
            <text:p>18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9">
            <text:p>LU-4569</text:p>
          </table:table-cell>
          <table:table-cell office:value-type="float" office:value="72.71">
            <text:p>72.71</text:p>
          </table:table-cell>
          <table:table-cell office:value-type="float" office:value="123.49">
            <text:p>123.49</text:p>
          </table:table-cell>
          <table:table-cell office:value-type="float" office:value="2390.0">
            <text:p>239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8">
            <text:p>LU-4568</text:p>
          </table:table-cell>
          <table:table-cell office:value-type="float" office:value="72.82">
            <text:p>72.82</text:p>
          </table:table-cell>
          <table:table-cell office:value-type="float" office:value="123.21">
            <text:p>123.21</text:p>
          </table:table-cell>
          <table:table-cell office:value-type="float" office:value="1710.0">
            <text:p>171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4">
            <text:p>LU-4564</text:p>
          </table:table-cell>
          <table:table-cell office:value-type="float" office:value="72.75">
            <text:p>72.75</text:p>
          </table:table-cell>
          <table:table-cell office:value-type="float" office:value="123.65">
            <text:p>123.65</text:p>
          </table:table-cell>
          <table:table-cell office:value-type="float" office:value="410.0">
            <text:p>41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8">
            <text:p>2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3">
            <text:p>LU-4563</text:p>
          </table:table-cell>
          <table:table-cell office:value-type="float" office:value="72.78">
            <text:p>72.78</text:p>
          </table:table-cell>
          <table:table-cell office:value-type="float" office:value="123.2">
            <text:p>123.2</text:p>
          </table:table-cell>
          <table:table-cell office:value-type="float" office:value="3400.0">
            <text:p>340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35">
            <text:p>-0.3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1">
            <text:p>LU-4561</text:p>
          </table:table-cell>
          <table:table-cell office:value-type="float" office:value="72.83">
            <text:p>72.83</text:p>
          </table:table-cell>
          <table:table-cell office:value-type="float" office:value="122.99">
            <text:p>122.99</text:p>
          </table:table-cell>
          <table:table-cell office:value-type="float" office:value="6020.0">
            <text:p>602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51">
            <text:p>LU-4551</text:p>
          </table:table-cell>
          <table:table-cell office:value-type="float" office:value="72.92">
            <text:p>72.92</text:p>
          </table:table-cell>
          <table:table-cell office:value-type="float" office:value="123.13">
            <text:p>123.13</text:p>
          </table:table-cell>
          <table:table-cell office:value-type="float" office:value="3620.0">
            <text:p>362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8">
            <text:p>LU-4548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1170.0">
            <text:p>11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2">
            <text:p>LU-4542</text:p>
          </table:table-cell>
          <table:table-cell office:value-type="float" office:value="72.73">
            <text:p>72.73</text:p>
          </table:table-cell>
          <table:table-cell office:value-type="float" office:value="123.61">
            <text:p>123.61</text:p>
          </table:table-cell>
          <table:table-cell office:value-type="float" office:value="790.0">
            <text:p>79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1">
            <text:p>6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5">
            <text:p>LU-4545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750.0">
            <text:p>75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6147">
            <text:p>LU-6147</text:p>
          </table:table-cell>
          <table:table-cell office:value-type="float" office:value="72.85">
            <text:p>72.85</text:p>
          </table:table-cell>
          <table:table-cell office:value-type="float" office:value="120.88">
            <text:p>120.88</text:p>
          </table:table-cell>
          <table:table-cell office:value-type="float" office:value="2250.0">
            <text:p>2250.0</text:p>
          </table:table-cell>
          <table:table-cell office:value-type="float" office:value="125.93">
            <text:p>125.93</text:p>
          </table:table-cell>
          <table:table-cell office:value-type="string" office:value="plant debris interlaying with sediments">
            <text:p>plant debris interlaying with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890000000000001">
            <text:p>6.89000000000000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6148">
            <text:p>LU-6148</text:p>
          </table:table-cell>
          <table:table-cell office:value-type="float" office:value="72.85">
            <text:p>72.85</text:p>
          </table:table-cell>
          <table:table-cell office:value-type="float" office:value="120.88">
            <text:p>120.88</text:p>
          </table:table-cell>
          <table:table-cell office:value-type="float" office:value="2830.0">
            <text:p>2830.0</text:p>
          </table:table-cell>
          <table:table-cell office:value-type="float" office:value="125.93">
            <text:p>125.93</text:p>
          </table:table-cell>
          <table:table-cell office:value-type="string" office:value="plant debris interlaying with sediments">
            <text:p>plant debris interlaying with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2527">
            <text:p>KIA1252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506.0">
            <text:p>506.0</text:p>
          </table:table-cell>
          <table:table-cell office:value-type="float" office:value="144.06">
            <text:p>144.06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015">
            <text:p>-3.015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2528">
            <text:p>KIA12528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4475.0">
            <text:p>4475.0</text:p>
          </table:table-cell>
          <table:table-cell office:value-type="float" office:value="144.58">
            <text:p>144.58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42">
            <text:p>-3.4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8396">
            <text:p>KIA18396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8090.0">
            <text:p>8090.0</text:p>
          </table:table-cell>
          <table:table-cell office:value-type="float" office:value="156.07">
            <text:p>156.07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8">
            <text:p>-3.58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8397">
            <text:p>KIA1839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8940.0">
            <text:p>8940.0</text:p>
          </table:table-cell>
          <table:table-cell office:value-type="float" office:value="166.01">
            <text:p>166.0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800000000000002">
            <text:p>-3.780000000000000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3">
            <text:p>KIA9113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2080.0">
            <text:p>2080.0</text:p>
          </table:table-cell>
          <table:table-cell office:value-type="float" office:value="142.68">
            <text:p>142.68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25">
            <text:p>-3.12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6">
            <text:p>KIA9116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12480.0">
            <text:p>12480.0</text:p>
          </table:table-cell>
          <table:table-cell office:value-type="float" office:value="151.85">
            <text:p>151.85</text:p>
          </table:table-cell>
          <table:table-cell office:value-type="string" office:value="fine sand, organic poor with plant debris">
            <text:p>fine sand, organic poor with 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975">
            <text:p>-3.9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4">
            <text:p>KIA9114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4335.0">
            <text:p>4335.0</text:p>
          </table:table-cell>
          <table:table-cell office:value-type="float" office:value="145.11">
            <text:p>145.1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325">
            <text:p>-3.32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90">
            <text:p>AA40890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2943.0">
            <text:p>2943.0</text:p>
          </table:table-cell>
          <table:table-cell office:value-type="float" office:value="146.57">
            <text:p>146.57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2">
            <text:p>-3.2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9">
            <text:p>AA40889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1547.0">
            <text:p>1547.0</text:p>
          </table:table-cell>
          <table:table-cell office:value-type="float" office:value="147.85">
            <text:p>147.85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">
            <text:p>-3.1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8">
            <text:p>AA40888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7777.0">
            <text:p>7777.0</text:p>
          </table:table-cell>
          <table:table-cell office:value-type="float" office:value="166.01">
            <text:p>166.0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675">
            <text:p>-3.6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7">
            <text:p>AA4088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6975.0">
            <text:p>6975.0</text:p>
          </table:table-cell>
          <table:table-cell office:value-type="float" office:value="149.22">
            <text:p>149.22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75">
            <text:p>-3.5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411">
            <text:p>LU-4411</text:p>
          </table:table-cell>
          <table:table-cell office:value-type="float" office:value="72.76">
            <text:p>72.76</text:p>
          </table:table-cell>
          <table:table-cell office:value-type="float" office:value="124.11">
            <text:p>124.11</text:p>
          </table:table-cell>
          <table:table-cell office:value-type="float" office:value="5100.0">
            <text:p>5100.0</text:p>
          </table:table-cell>
          <table:table-cell office:value-type="float" office:value="197.63">
            <text:p>197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